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02cm solid #000000"/>
    </style:style>
    <style:style style:name="ce2" style:family="table-cell" style:parent-style-name="Default">
      <style:table-cell-properties fo:background-color="#ff3333" fo:border="0.002cm solid 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07">
      <style:table-cell-properties fo:background-color="#ffffff" fo:border="0.002cm solid #000000"/>
    </style:style>
    <style:style style:name="ce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>
            <text:p>p24_material</text:p>
          </table:table-cell>
          <table:table-cell table:style-name="ce1" office:value-type="string">
            <text:p>Aluminium</text:p>
          </table:table-cell>
          <table:table-cell table:style-name="ce1" office:value-type="string">
            <text:p>Pappe</text:p>
          </table:table-cell>
          <table:table-cell table:style-name="ce1" office:value-type="string">
            <text:p>andere Materialien</text:p>
          </table:table-cell>
          <table:table-cell table:style-name="ce1" office:value-type="string">
            <text:p>Plastik</text:p>
          </table:table-cell>
          <table:table-cell table:style-name="ce1" office:value-type="string">
            <text:p>andere Verbundstoffe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ULL</text:p>
          </table:table-cell>
          <table:table-cell table:style-name="ce4" office:value-type="currency" office:currency="EUR" office:value="1">
            <text:p>1,00 €</text:p>
          </table:table-cell>
          <table:table-cell table:style-name="ce4" office:value-type="currency" office:currency="EUR" office:value="0.29">
            <text:p>0,29 €</text:p>
          </table:table-cell>
          <table:table-cell table:style-name="ce4" office:value-type="currency" office:currency="EUR" office:value="0.1">
            <text:p>0,10 €</text:p>
          </table:table-cell>
          <table:table-cell table:style-name="ce4" office:value-type="currency" office:currency="EUR" office:value="1.2">
            <text:p>1,20 €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Bambus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Biokunststoff ( PLA )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Birk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CPLA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CPLA (Polymilchsäure)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Edelstahl</text:p>
          </table:table-cell>
          <table:table-cell table:style-name="ce6" table:number-columns-repeated="5"/>
          <table:table-cell table:style-name="ce7" office:value-type="string">
            <text:p>Kein Einwegartikel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DPE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Holz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Holz / Zellstof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Karton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raft / PL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raftpapier 50g / AL7 / CPP6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raftpapier 50g / PET12 / CPP4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unststoff ( LDPE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Kunststoff ( PET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Kunststoff ( PP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Kunststoff ( PS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Latex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Mono-PP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Nitril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OPP25 / CPP4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OPPmatt19/AL7/PE11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A / PE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lmblatt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Papier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ier / PE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ier / Pergament-Ersatz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pe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pe / PE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pe / PLA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appe / PP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PET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ET12 / AL7 / LDPE11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ET12 / LDPE11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ET12/AL7/LDPE11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LA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PLA ( Bio-Kunststoff )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Plastik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lastik ( PET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lastik ( PP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lastik ( PS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lastik (PS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P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p ( Polypropylen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PS ( Polystyrol )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rPET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Styropor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Vlies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Zellulose / Maisstärk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Zellulose / PLA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Zuckerrohr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6">26.06.2022</text:date>, <text:time>19:3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6T11:14:59.487272667</meta:creation-date>
    <dc:date>2022-06-26T19:36:18.70</dc:date>
    <meta:editing-duration>PT48M41S</meta:editing-duration>
    <meta:editing-cycles>7</meta:editing-cycles>
    <meta:generator>OpenOffice/4.1.11$Win32 OpenOffice.org_project/4111m1$Build-9808</meta:generator>
    <meta:document-statistic meta:table-count="1" meta:cell-count="113" meta:object-count="0"/>
  </office:meta>
</office:document-meta>
</file>